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35cm" fo:min-width="6.3cm"/>
    </style:style>
    <style:style style:name="gr2" style:family="graphic" style:parent-style-name="objectwithoutfill">
      <style:graphic-properties draw:stroke="dash" draw:stroke-dash="Fine_20_Dashed" draw:marker-end="Square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85cm" fo:min-width="4.3cm"/>
    </style:style>
    <style:style style:name="gr4" style:family="graphic" style:parent-style-name="standard">
      <style:graphic-properties draw:textarea-horizontal-align="justify" draw:textarea-vertical-align="middle" draw:auto-grow-height="false" fo:min-height="1.585cm" fo:min-width="13.7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2.245cm"/>
    </style:style>
    <style:style style:name="gr7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Akka large message Proxy</text:p>
          </draw:text-box>
        </draw:frame>
        <draw:custom-shape draw:style-name="gr1" draw:text-style-name="P1" xml:id="id1" draw:id="id1" draw:layer="layout" svg:width="6.8cm" svg:height="2.6cm" svg:x="1.4cm" svg:y="3.6cm">
          <text:p text:style-name="P1">LargeMessageProx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8cm" svg:height="2.6cm" svg:x="19.4cm" svg:y="3.6cm">
          <text:p text:style-name="P1">LargeMessageProx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2cm" svg:y1="4.9cm" svg:x2="19.4cm" svg:y2="4.9cm" draw:start-shape="id1" draw:start-glue-point="1" draw:end-shape="id2" draw:end-glue-point="3" svg:d="M8200 4900h11200" svg:viewBox="0 0 11201 1">
          <text:p text:style-name="P1"><text:span text:style-name="T1">Not possible</text:span></text:p>
          <text:p text:style-name="P1"><text:span text:style-name="T1">because</text:span></text:p>
          <text:p text:style-name="P1"><text:span text:style-name="T1">message to large</text:span></text:p>
        </draw:connector>
        <draw:custom-shape draw:style-name="gr3" draw:text-style-name="P1" xml:id="id3" draw:id="id3" draw:layer="layout" svg:width="4.8cm" svg:height="1.835cm" svg:x="2.4cm" svg:y="8.065cm">
          <text:p text:style-name="P1">Kryo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8cm" svg:height="1.835cm" svg:x="20.4cm" svg:y="8.065cm">
          <text:p text:style-name="P1">Kryo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4.2cm" svg:height="1.835cm" svg:x="6.6cm" svg:y="11.765cm">
          <text:p text:style-name="P1">Akka streams with StreamRef<text:line-break/><text:span text:style-name="T2">Custom message to pass StreamRef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4.8cm" svg:y1="6.2cm" svg:x2="4.8cm" svg:y2="8.065cm" draw:start-shape="id1" draw:start-glue-point="2" draw:end-shape="id3" draw:end-glue-point="0" svg:d="M4800 6200v1865" svg:viewBox="0 0 1 1866">
          <text:p text:style-name="P1"><text:span text:style-name="T1">Serialize</text:span></text:p>
        </draw:connector>
        <draw:connector draw:style-name="gr5" draw:text-style-name="P2" draw:layer="layout" draw:type="curve" svg:x1="4.8cm" svg:y1="9.9cm" svg:x2="6.6cm" svg:y2="12.682cm" draw:start-shape="id3" draw:start-glue-point="2" draw:end-shape="id4" draw:end-glue-point="3" svg:d="M4800 9900c0 1855 600 2782 1800 2782" svg:viewBox="0 0 1801 2783">
          <text:p text:style-name="P1"><text:span text:style-name="T1">Byte array to stream</text:span></text:p>
        </draw:connector>
        <draw:connector draw:style-name="gr5" draw:text-style-name="P2" draw:layer="layout" draw:type="curve" svg:x1="22.8cm" svg:y1="8.065cm" svg:x2="22.8cm" svg:y2="6.2cm" draw:start-shape="id5" draw:start-glue-point="0" draw:end-shape="id2" draw:end-glue-point="2" svg:d="M22800 8065v-1865" svg:viewBox="0 0 1 1866">
          <text:p text:style-name="P1"><text:span text:style-name="T1">Unserialize</text:span></text:p>
        </draw:connector>
        <draw:connector draw:style-name="gr5" draw:text-style-name="P2" draw:layer="layout" draw:type="curve" svg:x1="20.8cm" svg:y1="12.682cm" svg:x2="22.8cm" svg:y2="9.9cm" draw:start-shape="id4" draw:start-glue-point="1" draw:end-shape="id5" draw:end-glue-point="2" svg:d="M20800 12682c1334 0 2000-927 2000-2782" svg:viewBox="0 0 2001 2783">
          <text:p text:style-name="P1"><text:span text:style-name="T1">Stream to byte array</text:span></text:p>
        </draw:connector>
        <draw:frame draw:style-name="gr6" draw:text-style-name="P3" draw:layer="layout" svg:width="10.2cm" svg:height="2.495cm" svg:x="8.6cm" svg:y="7.6cm">
          <draw:text-box>
            <text:p>Akka streams is already optimized for network IO and has automatic back-pressure support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5T01:21:29.262000000</meta:creation-date>
    <dc:date>2019-11-25T01:39:27.614000000</dc:date>
    <meta:editing-duration>PT6M53S</meta:editing-duration>
    <meta:editing-cycles>1</meta:editing-cycles>
    <meta:generator>LibreOffice/6.3.3.2$Windows_X86_64 LibreOffice_project/a64200df03143b798afd1ec74a12ab50359878ed</meta:generator>
    <meta:document-statistic meta:object-count="35"/>
  </office:meta>
</office:document-meta>
</file>